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font-size="24pt" fo:font-style="italic" fo:font-weight="normal" officeooo:rsid="0010683e" officeooo:paragraph-rsid="0010683e" style:font-size-asian="21pt" style:font-style-asian="italic" style:font-weight-asian="normal" style:font-size-complex="24pt" style:font-style-complex="italic" style:font-weight-complex="normal"/>
    </style:style>
    <style:style style:name="P2" style:family="paragraph" style:parent-style-name="Standard">
      <style:text-properties style:font-name="Century Schoolbook L" fo:font-size="24pt" fo:font-style="normal" fo:font-weight="normal" officeooo:rsid="0010683e" officeooo:paragraph-rsid="0010683e" style:font-size-asian="21pt" style:font-style-asian="normal" style:font-weight-asian="normal" style:font-size-complex="24pt" style:font-style-complex="normal" style:font-weight-complex="normal"/>
    </style:style>
    <style:style style:name="P3" style:family="paragraph" style:parent-style-name="Standard">
      <style:text-properties style:font-name="Century Schoolbook L" fo:font-size="17pt" fo:font-style="italic" fo:font-weight="normal" officeooo:rsid="0010683e" officeooo:paragraph-rsid="0010683e" style:font-size-asian="17pt" style:font-style-asian="italic" style:font-weight-asian="normal" style:font-size-complex="17pt" style:font-style-complex="italic" style:font-weight-complex="normal"/>
    </style:style>
    <style:style style:name="P4" style:family="paragraph" style:parent-style-name="Standard">
      <style:text-properties style:font-name="Liberation Sans" fo:font-size="13pt" fo:font-style="normal" fo:font-weight="normal" officeooo:rsid="0010683e" officeooo:paragraph-rsid="0010683e" style:font-size-asian="11.3500003814697pt" style:font-style-asian="normal" style:font-weight-asian="normal" style:font-size-complex="13pt" style:font-style-complex="normal" style:font-weight-complex="normal"/>
    </style:style>
    <style:style style:name="P5" style:family="paragraph" style:parent-style-name="Standard" style:list-style-name="L1">
      <style:text-properties style:font-name="Liberation Sans" fo:font-size="12pt" fo:font-style="normal" fo:font-weight="normal" officeooo:rsid="0010683e" officeooo:paragraph-rsid="0010683e" style:font-size-asian="10.5pt" style:font-style-asian="normal" style:font-weight-asian="normal" style:font-size-complex="12pt" style:font-style-complex="normal" style:font-weight-complex="normal"/>
    </style:style>
    <style:style style:name="P6" style:family="paragraph" style:parent-style-name="Standard" style:list-style-name="L1">
      <style:text-properties style:font-name="Liberation Sans" fo:font-size="12pt" fo:font-style="normal" fo:font-weight="normal" officeooo:rsid="001233af" officeooo:paragraph-rsid="001233af" style:font-size-asian="10.5pt" style:font-style-asian="normal" style:font-weight-asian="normal" style:font-size-complex="12pt" style:font-style-complex="normal" style:font-weight-complex="normal"/>
    </style:style>
    <style:style style:name="P7" style:family="paragraph" style:parent-style-name="Standard" style:list-style-name="L1">
      <style:text-properties style:font-name="Liberation Sans" fo:font-size="12pt" fo:font-style="normal" fo:font-weight="normal" officeooo:rsid="0013a23f" officeooo:paragraph-rsid="0013a23f" style:font-size-asian="10.5pt" style:font-style-asian="normal" style:font-weight-asian="normal" style:font-size-complex="12pt" style:font-style-complex="normal" style:font-weight-complex="normal"/>
    </style:style>
    <style:style style:name="P8" style:family="paragraph" style:parent-style-name="Standard">
      <style:text-properties style:font-name="Liberation Sans" fo:font-size="12pt" fo:font-style="normal" fo:font-weight="normal" officeooo:rsid="0013a23f" officeooo:paragraph-rsid="0013a23f" style:font-size-asian="10.5pt" style:font-style-asian="normal" style:font-weight-asian="normal" style:font-size-complex="12pt" style:font-style-complex="normal" style:font-weight-complex="normal"/>
    </style:style>
    <style:style style:name="P9" style:family="paragraph" style:parent-style-name="Standard" style:list-style-name="L1">
      <style:text-properties style:font-name="Liberation Sans" fo:font-size="12pt" fo:font-style="normal" fo:font-weight="normal" officeooo:rsid="0014e4f5" officeooo:paragraph-rsid="0013a23f" style:font-size-asian="10.5pt" style:font-style-asian="normal" style:font-weight-asian="normal" style:font-size-complex="12pt" style:font-style-complex="normal" style:font-weight-complex="normal"/>
    </style:style>
    <style:style style:name="P10" style:family="paragraph" style:parent-style-name="Standard" style:list-style-name="L1">
      <style:text-properties style:font-name="Liberation Sans" fo:font-size="12pt" fo:font-style="normal" fo:font-weight="normal" officeooo:rsid="0014e4f5" officeooo:paragraph-rsid="0014e4f5" style:font-size-asian="10.5pt" style:font-style-asian="normal" style:font-weight-asian="normal" style:font-size-complex="12pt" style:font-style-complex="normal" style:font-weight-complex="normal"/>
    </style:style>
    <style:style style:name="P11" style:family="paragraph" style:parent-style-name="Standard">
      <style:text-properties style:font-name="Liberation Sans" fo:font-size="12pt" fo:font-style="normal" fo:font-weight="normal" officeooo:rsid="0014e4f5" officeooo:paragraph-rsid="0014e4f5" style:font-size-asian="10.5pt" style:font-style-asian="normal" style:font-weight-asian="normal" style:font-size-complex="12pt" style:font-style-complex="normal" style:font-weight-complex="normal"/>
    </style:style>
    <style:style style:name="P12" style:family="paragraph" style:parent-style-name="Standard" style:list-style-name="L1">
      <style:text-properties style:font-name="Liberation Sans" fo:font-size="12pt" fo:font-style="normal" fo:font-weight="normal" officeooo:rsid="0016246f" officeooo:paragraph-rsid="0016246f" style:font-size-asian="10.5pt" style:font-style-asian="normal" style:font-weight-asian="normal" style:font-size-complex="12pt" style:font-style-complex="normal" style:font-weight-complex="normal"/>
    </style:style>
    <style:style style:name="T1" style:family="text">
      <style:text-properties officeooo:rsid="0013a23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COP290: TASK2</text:p>
      <text:p text:style-name="P1"/>
      <text:p text:style-name="P3">Raval Vedant Sanjay -&gt; 2017CS10366</text:p>
      <text:p text:style-name="P3">Shreya Sharma -&gt; 2017CS50493</text:p>
      <text:p text:style-name="P3"/>
      <text:list xml:id="list4315571503797483203" text:style-name="L1">
        <text:list-item>
          <text:p text:style-name="P5">The configuration file is “otherConfig.txt”</text:p>
        </text:list-item>
        <text:list-item>
          <text:p text:style-name="P5">The contents of the configuration file are read and processed by the code: Parser.cpp</text:p>
        </text:list-item>
        <text:list-item>
          <text:p text:style-name="P5">The videos for the inputs run on the console are given in the “Console” folder and for the OpenGL are given in the “OpenGL” folder, with their corresponding configuration files with the same names are the videos.</text:p>
        </text:list-item>
        <text:list-item>
          <text:p text:style-name="P5">The information about the configuration file is given as:</text:p>
          <text:list>
            <text:list-item>
              <text:p text:style-name="P6">The variable Road_Id is just defined to index a road for the simulation number.</text:p>
            </text:list-item>
            <text:list-item>
              <text:p text:style-name="P6">The variable Road_Length and Road_Width are just the dimensions, Road_Signal_Position is the position of the traffic signal and Road_Zebra _Width is the width of the corresponding traffic signal (initally planned to implement a zebra crossing but not implemented)</text:p>
            </text:list-item>
            <text:list-item>
              <text:p text:style-name="P6">The variable Road_Yellow was initially thought to describe a yellow signal for the traffic signals, but it wasn’t implemented as well because of the ordinary traffic signals being only in Red and Green in most of the Indian citites.</text:p>
            </text:list-item>
            <text:list-item>
              <text:p text:style-name="P6">Road_Signal is the total duration of <text:span text:style-name="T1">a single traffic light</text:span></text:p>
            </text:list-item>
            <text:list-item>
              <text:p text:style-name="P7">Default_LaneChange and Default_Acceleration are the default values chosen for the Vehicles.</text:p>
            </text:list-item>
            <text:list-item>
              <text:p text:style-name="P7">End_Time is the maximum time till which this simulation should run</text:p>
            </text:list-item>
            <text:list-item>
              <text:p text:style-name="P7">Total_vehicles_on_road is the variable indicating the maximum number of vehicles that can be called in the simulation</text:p>
            </text:list-item>
            <text:list-item>
              <text:p text:style-name="P7">Total_Vehicles is the total type of Vehicles introduced in the simulation.</text:p>
            </text:list-item>
            <text:list-item>
              <text:p text:style-name="P7">The various ‘Vehicle_Type’s are defined subsequently and given the corresponding maximum values as appropriate.</text:p>
            </text:list-item>
            <text:list-item>
              <text:p text:style-name="P7">The variable START indicates that all the Vehicles have been defined and so, it’s time to start the simulation now.</text:p>
            </text:list-item>
            <text:list-item>
              <text:p text:style-name="P7">Signal RED or Signal GREEN defines the initial traffic signal</text:p>
            </text:list-item>
            <text:list-item>
              <text:p text:style-name="P7">Start_Time is the initial time for the corresponding traffic signal. And this simulation is allowed to go only till the “End_Time”.</text:p>
            </text:list-item>
            <text:list-item>
              <text:p text:style-name="P7">‘Pass n’ defines that the vehicles initiated above that word are to be run into the simulation for ‘n’ seconds.</text:p>
            </text:list-item>
            <text:list-item>
              <text:p text:style-name="P7">END means that the simulation should stop now, and the code waits for the signal to be RED again, so that the entire system comes to a stop finally!<text:tab/></text:p>
            </text:list-item>
            <text:list-item>
              <text:p text:style-name="P10">The traffic signals are changed by the code itself and they don’t need to be mentioned repeatedly!</text:p>
            </text:list-item>
            <text:list-item>
              <text:p text:style-name="P10">The comments in this file should start and end by a ‘#’ symbol</text:p>
            </text:list-item>
            <text:list-item>
              <text:p text:style-name="P10">All the Vehicle types have to be defined before the START signal</text:p>
            </text:list-item>
            <text:list-item>
              <text:p text:style-name="P10">All the Vehicles defined between a START and a ‘Pass’ or between two ‘Pass’ ar e initiated simultaneously and will run into the simulation after the corresponding Pass signal.</text:p>
            </text:list-item>
            <text:list-item>
              <text:p text:style-name="P10"><text:soft-page-break/>There is also a constraint for the Road_Length for Representational purposes.</text:p>
            </text:list-item>
            <text:list-item>
              <text:p text:style-name="P10">Also, Road_Signal_Position can not be greater than Road_Length</text:p>
            </text:list-item>
            <text:list-item>
              <text:p text:style-name="P12">The parameters defined for each Vehicle type are:</text:p>
              <text:list>
                <text:list-item>
                  <text:p text:style-name="P12">Vehicle_Length</text:p>
                </text:list-item>
                <text:list-item>
                  <text:p text:style-name="P12">Vehicle_Width</text:p>
                </text:list-item>
                <text:list-item>
                  <text:p text:style-name="P12">Vehicle_MaxSpeed</text:p>
                </text:list-item>
                <text:list-item>
                  <text:p text:style-name="P12">Vehicle_Acceleration</text:p>
                </text:list-item>
                <text:list-item>
                  <text:p text:style-name="P12">Vehicle_Break</text:p>
                </text:list-item>
                <text:list-item>
                  <text:p text:style-name="P12">Vehicle_LaneChange</text:p>
                </text:list-item>
              </text:list>
            </text:list-item>
          </text:list>
        </text:list-item>
      </text:list>
      <text:p text:style-name="P11"/>
      <text:list xml:id="list222714796437552" text:continue-numbering="true" text:style-name="L1">
        <text:list-item>
          <text:list>
            <text:list-header>
              <text:p text:style-name="P10"/>
              <text:p text:style-name="P9"/>
            </text:list-header>
          </text:list>
        </text:list-item>
      </text:list>
      <text:p text:style-name="P8"/>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21:51:54.921604498</meta:creation-date>
    <dc:date>2019-03-17T22:27:13.198663662</dc:date>
    <meta:editing-duration>PT14M17S</meta:editing-duration>
    <meta:editing-cycles>3</meta:editing-cycles>
    <meta:generator>LibreOffice/5.1.4.2$Linux_X86_64 LibreOffice_project/10m0$Build-2</meta:generator>
    <meta:document-statistic meta:table-count="0" meta:image-count="0" meta:object-count="0" meta:page-count="2" meta:paragraph-count="36" meta:word-count="478" meta:character-count="2845" meta:non-whitespace-character-count="2433"/>
  </office:meta>
</office:document-meta>
</file>